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c29" officeooo:paragraph-rsid="0008dc29"/>
    </style:style>
    <style:style style:name="P2" style:family="paragraph" style:parent-style-name="Standard">
      <style:text-properties fo:font-weight="bold" officeooo:rsid="0008dc29" officeooo:paragraph-rsid="0008dc29" style:font-weight-asian="bold" style:font-weight-complex="bold"/>
    </style:style>
    <style:style style:name="P3" style:family="paragraph" style:parent-style-name="Standard">
      <style:text-properties fo:font-weight="normal" officeooo:rsid="0008dc29" officeooo:paragraph-rsid="0008dc29" style:font-weight-asian="normal" style:font-weight-complex="normal"/>
    </style:style>
    <style:style style:name="P4" style:family="paragraph" style:parent-style-name="Standard">
      <style:text-properties officeooo:rsid="000a7862" officeooo:paragraph-rsid="000a7862"/>
    </style:style>
    <style:style style:name="P5" style:family="paragraph" style:parent-style-name="Standard">
      <style:text-properties fo:font-weight="normal" officeooo:rsid="0008dc29" officeooo:paragraph-rsid="0008dc2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7862"/>
    </style:style>
    <style:style style:name="T3" style:family="text">
      <style:text-properties officeooo:rsid="000c1da8"/>
    </style:style>
    <style:style style:name="T4" style:family="text">
      <style:text-properties fo:font-weight="bold" officeooo:rsid="000c1da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 File</text:p>
      <text:p text:style-name="P1"/>
      <text:p text:style-name="P1">Author: Yasir Aslam Shah</text:p>
      <text:p text:style-name="P1">Network System</text:p>
      <text:p text:style-name="P1">Programming Assignment 1</text:p>
      <text:p text:style-name="P1">ECEN 5723</text:p>
      <text:p text:style-name="P1">Fall 2018</text:p>
      <text:p text:style-name="P1"/>
      <text:p text:style-name="P1">This project contains a <text:span text:style-name="T4">server.c</text:span> and a <text:span text:style-name="T4">client.c</text:span> along with the respective makefiles for programming assignment 1.The server and client are connected over command prompt as ./server &lt;Port_Number&gt; for running the server and ./client &lt;IP_ADDRESS&gt; &lt;Port_Number&gt; for running the client. The port number is greater than 5000.</text:p>
      <text:p text:style-name="P1">The Code follows UDP protocol and can send and receive files with server. There are five commands running in the program:</text:p>
      <text:p text:style-name="P1"/>
      <text:p text:style-name="P2">1.get &lt;filename&gt;</text:p>
      <text:p text:style-name="P3"><text:tab/>get command is used to receive a file from server. The file name is included with the get <text:tab/>command separated by filename.If no such file exist over server, the Server and Client <text:tab/>respond with an error message as No file Found. The received file is saved as <text:tab/>Recieved_&lt;filename&gt; <text:s/></text:p>
      <text:p text:style-name="P3"/>
      <text:p text:style-name="P2">2.put &lt;filename&gt;</text:p>
      <text:p text:style-name="P3"><text:tab/>put command is used to send a file to server. The file name is included with the put command <text:tab/>separated by filename. If no such file exist over server, the Server and Client respond with an <text:tab/>error message as No file Found.The sent file is saved as Sent_&lt;filename&gt;</text:p>
      <text:p text:style-name="P3"/>
      <text:p text:style-name="P2">3.ls</text:p>
      <text:p text:style-name="P3"><text:tab/>ls command is used to list out all the files and display the contents over client side and all the <text:tab/>content is stored in a file and that file is sent to client. The ls received is stored as <text:tab/><text:span text:style-name="T2">recieved_ls_op.txt</text:span> </text:p>
      <text:p text:style-name="P3"/>
      <text:p text:style-name="P2">4.remove &lt;filename&gt;</text:p>
      <text:p text:style-name="P2"><text:tab/><text:span text:style-name="T1">remove command is used to remove a file on server. The file name is included with the remove <text:tab/>command <text:s/>separated by filename. If no such file exist over server, the Server and Client respond <text:tab/>with an <text:s/>error message as No file Found</text:span></text:p>
      <text:p text:style-name="P3"/>
      <text:p text:style-name="P2">5.exit</text:p>
      <text:p text:style-name="P1"><text:tab/>exit command is used to exit on both client and server side</text:p>
      <text:p text:style-name="P1"/>
      <text:p text:style-name="P4">Reliability in this code is implemented using Stop and Wait and Timeout applications. This code has been tested on remote server for files <text:span text:style-name="T3">greater than</text:span> <text:span text:style-name="T3">5</text:span>MB.</text:p>
      <text:p text:style-name="P4"/>
      <text:p text:style-name="P4">Yasir Aslam Shah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2:02:23.211630817</meta:creation-date>
    <dc:date>2018-09-23T23:12:01.836458086</dc:date>
    <meta:editing-duration>PT3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310" meta:character-count="1811" meta:non-whitespace-character-count="1502"/>
  </office:meta>
</office:document-meta>
</file>